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cm" table:align="margins"/>
    </style:style>
    <style:style style:name="Table1.A" style:family="table-column">
      <style:table-column-properties style:column-width="1.401cm" style:rel-column-width="5102*"/>
    </style:style>
    <style:style style:name="Table1.B" style:family="table-column">
      <style:table-column-properties style:column-width="16.6cm" style:rel-column-width="60433*"/>
    </style:style>
    <style:style style:name="Table1.1" style:family="table-row">
      <style:table-row-properties style:min-row-height="0.499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9.724cm"/>
        </style:tab-stops>
      </style:paragraph-properties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join-border="false">
        <style:tab-stops>
          <style:tab-stop style:position="9.724cm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join-border="false">
        <style:tab-stops>
          <style:tab-stop style:position="1.244cm"/>
          <style:tab-stop style:position="16.981cm" style:type="right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join-border="false">
        <style:tab-stops>
          <style:tab-stop style:position="16.981cm" style:type="right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 style:join-border="false">
        <style:tab-stops>
          <style:tab-stop style:position="9.724cm"/>
        </style:tab-stops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9.724cm"/>
        </style:tab-stops>
      </style:paragraph-properties>
      <style:text-properties fo:color="#000000" style:font-name="Helvetica" fo:font-size="9pt" fo:font-style="normal" fo:font-weight="normal" fo:background-color="transparent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 style:master-page-name="First_20_Page">
      <style:paragraph-properties fo:text-align="justify" style:justify-single-word="false" style:page-number="auto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 fo:break-before="page">
        <style:tab-stops>
          <style:tab-stop style:position="9.724cm"/>
        </style:tab-stops>
      </style:paragraph-properties>
      <style:text-properties fo:color="#000000" style:font-name="Helvetica" fo:font-size="6pt" fo:font-style="normal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3" style:family="paragraph" style:parent-style-name="Standard" style:master-page-name="">
      <style:paragraph-properties fo:line-height="100%" fo:text-align="start" style:justify-single-word="false" fo:keep-together="always" style:page-number="auto" fo:keep-with-next="always">
        <style:tab-stops>
          <style:tab-stop style:position="10.98cm"/>
        </style:tab-stops>
      </style:paragraph-properties>
      <style:text-properties fo:color="#000000" style:font-name="Helvetica" fo:font-size="6pt" fo:font-style="italic" fo:font-weight="normal" fo:background-color="transparent" style:font-name-asian="Arial1" style:font-size-asian="6pt" style:font-style-asian="italic" style:font-weight-asian="normal" style:font-name-complex="Arial1" style:font-size-complex="6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PCF#%</text:p>
      <text:p text:style-name="P1">%=TitreDocument=%</text:p>
      <text:p text:style-name="P2"/>
      <text:p text:style-name="P3">%=TitreTiers=%,</text:p>
      <text:p text:style-name="P3"/>
      <text:p text:style-name="P3">%=Paragraphe1=%</text:p>
      <text:p text:style-name="P3"/>
      <text:p text:style-name="P3">%=Paragraphe2=%</text:p>
      <text:p text:style-name="P3"/>
      <text:p text:style-name="P3">%=Paragraphe3=%</text:p>
      <text:p text:style-name="P3"/>
      <text:list xml:id="list34526554" text:style-name="L1">
        <text:list-item text:start-value="1">
          <text:p text:style-name="P9">%=AdresseRetourL1=%</text:p>
        </text:list-item>
      </text:list>
      <text:p text:style-name="P5"><text:tab/><text:span text:style-name="T1">%=AdresseRetourL2=%</text:span></text:p>
      <text:p text:style-name="P5"><text:tab/>%=AdresseRetourL3=%</text:p>
      <text:p text:style-name="P5"><text:tab/>%=AdresseRetourL4=%</text:p>
      <text:p text:style-name="P6"/>
      <text:p text:style-name="P4">%=Paragraphe4=%</text:p>
      <text:p text:style-name="P4"/>
      <text:p text:style-name="P7">%#include signatureStandard#%</text:p>
      <text:p text:style-name="P7"/>
      <text:p text:style-name="P11">%=pushToEnd()=%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%=Annexe=%</text:p>
          </table:table-cell>
          <table:table-cell table:style-name="Table1.A1" office:value-type="string">
            <text:p text:style-name="P14">%=TexteAnnexe=%</text:p>
          </table:table-cell>
        </table:table-row>
      </table:table>
      <text:p text:style-name="P8"/>
      <text:p text:style-name="P8"/>
      <text:p text:style-name="P12"/>
      <text:p text:style-name="P12"/>
      <text:p text:style-name="P13">%=remLineWhenBlank(ToujoursVide, 0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8M28S</meta:editing-duration>
    <meta:editing-cycles>16</meta:editing-cycles>
    <meta:generator>OpenOffice.org/3.3$Win32 OpenOffice.org_project/330m20$Build-9567</meta:generator>
    <dc:date>2015-11-27T14:36:49.89</dc:date>
    <dc:creator>lga </dc:creator>
    <meta:document-statistic meta:table-count="1" meta:image-count="0" meta:object-count="0" meta:page-count="3" meta:paragraph-count="16" meta:word-count="20" meta:character-count="299"/>
    <meta:user-defined meta:name="Info 1"/>
    <meta:user-defined meta:name="Info 2"/>
    <meta:user-defined meta:name="Info 3"/>
    <meta:user-defined meta:name="Info 4"/>
  </office:meta>
</office:document-meta>
</file>